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4b7b2" officeooo:paragraph-rsid="0004b7b2"/>
    </style:style>
    <style:style style:name="P2" style:family="paragraph" style:parent-style-name="Standard">
      <style:text-properties officeooo:rsid="0004b7b2" officeooo:paragraph-rsid="0004b7b2"/>
    </style:style>
    <style:style style:name="P3" style:family="paragraph" style:parent-style-name="Standard">
      <style:text-properties officeooo:paragraph-rsid="0004b7b2"/>
    </style:style>
    <style:style style:name="P4" style:family="paragraph" style:parent-style-name="Standard">
      <style:text-properties officeooo:rsid="00080228" officeooo:paragraph-rsid="00080228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04b7b2" style:text-blinking="false" fo:background-color="transparent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4b7b2" officeooo:paragraph-rsid="0004b7b2" style:text-blinking="false" fo:background-color="transparent"/>
    </style:style>
    <style:style style:name="P7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80228" officeooo:paragraph-rsid="00080228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.: J845</text:p>
      <text:p text:style-name="P3">Benvolguts/udes companys/es,</text:p>
      <text:p text:style-name="P3"><text:span text:style-name="T1"/></text:p>
      <text:p text:style-name="P3"><text:span text:style-name="T1"/></text:p>
      <text:p text:style-name="P3"><text:span text:style-name="T1"/></text:p>
      <text:p text:style-name="P5">Seguint la línia encetada en anys anteriors, ens plau comunicar-vos que hisenda ens demana que passem un día a una hora concreta per a firmar un document imprescindible per a tramitar el Model 061 de la nostra empresa.</text:p>
      <text:p text:style-name="P3"><text:span text:style-name="T1"/></text:p>
      <text:p text:style-name="P3"><text:span text:style-name="T1"/></text:p>
      <text:p text:style-name="P3"><text:span text:style-name="T1"/></text:p>
      <text:p text:style-name="P6">Ben cordialment,</text:p>
      <text:p text:style-name="P2"><text:span text:style-name="T1"/></text:p>
      <text:p text:style-name="P2"><text:span text:style-name="T1"/></text:p>
      <text:p text:style-name="P2"><text:span text:style-name="T1"/></text:p>
      <text:p text:style-name="P6">[Signatura]</text:p>
      <text:p text:style-name="P2"><text:span text:style-name="T1"/></text:p>
      <text:p text:style-name="P2"><text:span text:style-name="T1"/></text:p>
      <text:p text:style-name="P6">Jordi Melia Carreras</text:p>
      <text:p text:style-name="P7">Director i Coordinador especial de l’IES JOAN RAMIS I RAMIS</text:p>
      <text:p text:style-name="P4"><text:span text:style-name="T1"/></text:p>
      <text:p text:style-name="P7">Maó, 8 de novembre del 20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1:34:48.437140079</meta:creation-date>
    <meta:generator>LibreOffice/24.2.6.2$Linux_X86_64 LibreOffice_project/420$Build-2</meta:generator>
    <dc:date>2024-11-08T11:57:45.112360461</dc:date>
    <meta:editing-duration>PT8M3S</meta:editing-duration>
    <meta:editing-cycles>3</meta:editing-cycles>
    <meta:document-statistic meta:table-count="0" meta:image-count="0" meta:object-count="0" meta:page-count="1" meta:paragraph-count="8" meta:word-count="64" meta:character-count="389" meta:non-whitespace-character-count="333"/>
  </office:meta>
</office:document-meta>
</file>